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wasdee" svg:font-family="Sawasdee" style:font-pitch="variable"/>
    <style:font-face style:name="Sree Krushnadevaraya" svg:font-family="'Sree Krushnadevaraya'" style:font-pitch="variable"/>
    <style:font-face style:name="Ubuntu Light" svg:font-family="'Ubuntu Light'" style:font-pitch="variable"/>
  </office:font-face-decls>
  <office:automatic-styles>
    <style:style style:name="Table1" style:family="table">
      <style:table-properties style:width="3.125in" fo:margin-left="1.9417in" table:align="left"/>
    </style:style>
    <style:style style:name="Table1.A" style:family="table-column">
      <style:table-column-properties style:column-width="0.8715in"/>
    </style:style>
    <style:style style:name="Table1.B" style:family="table-column">
      <style:table-column-properties style:column-width="2.253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3.5243in"/>
    </style:style>
    <style:style style:name="Table2.C" style:family="table-column">
      <style:table-column-properties style:column-width="2.236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2" style:family="table-row">
      <style:table-row-properties style:min-row-height="0.85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825in"/>
    </style:style>
    <style:style style:name="Table2.4" style:family="table-row">
      <style:table-row-properties style:min-row-height="1.05in"/>
    </style:style>
    <style:style style:name="P1" style:family="paragraph" style:parent-style-name="Standard">
      <style:text-properties officeooo:rsid="0004aeb4" officeooo:paragraph-rsid="0004aeb4"/>
    </style:style>
    <style:style style:name="P2" style:family="paragraph" style:parent-style-name="Standard">
      <style:paragraph-properties fo:text-align="center" style:justify-single-word="false"/>
      <style:text-properties style:font-name="Sawasdee" fo:font-size="20pt" fo:font-weight="bold" officeooo:rsid="0004aeb4" officeooo:paragraph-rsid="0004aeb4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Sawasdee" officeooo:rsid="0004aeb4" officeooo:paragraph-rsid="0004aeb4"/>
    </style:style>
    <style:style style:name="P4" style:family="paragraph" style:parent-style-name="Standard">
      <style:paragraph-properties fo:text-align="center" style:justify-single-word="false"/>
      <style:text-properties style:font-name="Sawasdee" officeooo:rsid="0004aeb4" officeooo:paragraph-rsid="0004aeb4"/>
    </style:style>
    <style:style style:name="P5" style:family="paragraph" style:parent-style-name="Standard">
      <style:text-properties style:font-name="Sawasdee" fo:font-size="14pt" fo:font-weight="bold" officeooo:rsid="0004aeb4" officeooo:paragraph-rsid="0004aeb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Sawasdee" fo:font-size="14pt" fo:font-weight="bold" officeooo:rsid="0005d00f" officeooo:paragraph-rsid="0005d00f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Sawasdee" fo:font-weight="bold" officeooo:rsid="0004aeb4" officeooo:paragraph-rsid="0004aeb4" style:font-weight-asian="bold" style:font-weight-complex="bold"/>
    </style:style>
    <style:style style:name="P8" style:family="paragraph" style:parent-style-name="Table_20_Contents">
      <style:text-properties style:font-name="Sawasdee"/>
    </style:style>
    <style:style style:name="P9" style:family="paragraph" style:parent-style-name="Table_20_Contents">
      <style:paragraph-properties fo:text-align="center" style:justify-single-word="false"/>
      <style:text-properties style:font-name="Sawasdee" fo:font-weight="bold" officeooo:rsid="0005d00f" officeooo:paragraph-rsid="0005d00f" style:font-weight-asian="bold" style:font-weight-complex="bold"/>
    </style:style>
    <style:style style:name="P10" style:family="paragraph" style:parent-style-name="Table_20_Contents">
      <style:text-properties style:font-name="Sawasdee" fo:font-weight="bold" officeooo:rsid="000591f1" officeooo:paragraph-rsid="000591f1" style:font-weight-asian="bold" style:font-weight-complex="bold"/>
    </style:style>
    <style:style style:name="T1" style:family="text">
      <style:text-properties officeooo:rsid="0005d00f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che RDV Client</text:p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e</text:p>
          </table:table-cell>
          <table:table-cell table:style-name="Table1.B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0">Sprint n°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0">Groupe</text:p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0">PO</text:p>
          </table:table-cell>
          <table:table-cell table:style-name="Table1.B2" office:value-type="string">
            <text:p text:style-name="P8"/>
          </table:table-cell>
        </table:table-row>
      </table:table>
      <text:p text:style-name="P4"/>
      <text:p text:style-name="P3"/>
      <text:p text:style-name="P3"/>
      <text:p text:style-name="P5"><text:span text:style-name="T1">Attentes</text:span> client</text:p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Actions à prendre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ID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Echéance prévi. (N° <text:span text:style-name="T2">Sprint</text:span>)</text:p>
          </table:table-cell>
        </table:table-row>
        <table:table-row table:style-name="Table2.2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 table:style-name="Table2.4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wasdee" svg:font-family="Sawasdee" style:font-pitch="variable"/>
    <style:font-face style:name="Sree Krushnadevaraya" svg:font-family="'Sree Krushnadevaraya'" style:font-pitch="variable"/>
    <style:font-face style:name="Ubuntu Light" svg:font-family="'Ubuntu Ligh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7:33:27.161744212</meta:creation-date>
    <dc:date>2023-10-22T18:11:10.584013891</dc:date>
    <meta:editing-duration>PT7M22S</meta:editing-duration>
    <meta:editing-cycles>1</meta:editing-cycles>
    <meta:document-statistic meta:table-count="2" meta:image-count="0" meta:object-count="0" meta:page-count="1" meta:paragraph-count="10" meta:word-count="19" meta:character-count="109" meta:non-whitespace-character-count="100"/>
    <meta:generator>LibreOffice/7.3.7.2$Linux_X86_64 LibreOffice_project/30$Build-2</meta:generator>
  </office:meta>
</office:document-meta>
</file>